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2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Done&quot;" style:apply-style-name="Good" style:base-cell-address="Task.E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E1"/>
    </style:style>
    <style:style style:name="ce19" style:family="table-cell" style:parent-style-name="Default">
      <style:map style:condition="cell-content()=&quot;Done&quot;" style:apply-style-name="Good" style:base-cell-address="Task.E1"/>
    </style:style>
    <style:style style:name="ce20" style:family="table-cell" style:parent-style-name="Default">
      <style:map style:condition="cell-content()=&quot;Pending&quot;" style:apply-style-name="Note" style:base-cell-address="Task.E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D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  <calcext:conditional-format calcext:target-range-address="Task.E1:Task.E1048576">
            <calcext:condition calcext:apply-style-name="Note" calcext:value="=&quot;Pending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6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00:11:57.0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2T01:09:07.116000000</dc:date>
    <meta:editing-duration>PT5H33M25S</meta:editing-duration>
    <meta:editing-cycles>106</meta:editing-cycles>
    <meta:document-statistic meta:table-count="4" meta:cell-count="182" meta:object-count="0"/>
  </office:meta>
</office:document-meta>
</file>